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5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7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4</meta:editing-cycles>
    <meta:creation-date>2022-10-11T10:45:00</meta:creation-date>
    <dc:date>2022-11-03T16:34:22.389987042</dc:date>
    <meta:editing-duration>PT8M53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5" meta:word-count="335" meta:character-count="2361" meta:non-whitespace-character-count="2085"/>
    <meta:user-defined meta:name="AppVersion">16.0000</meta:user-defined>
    <meta:template xlink:type="simple" xlink:actuate="onRequest" xlink:title="Normal" xlink:href=""/>
  </office:meta>
</office:document-meta>
</file>